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Arial" style:font-name-complex="Arial" fo:font-size="20pt" style:font-size-asian="20pt" style:font-size-complex="20pt" fo:background-color="#00FF00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</style:style>
    <style:style style:name="TableColumn8" style:family="table-column">
      <style:table-column-properties style:column-width="2.5562in"/>
    </style:style>
    <style:style style:name="TableColumn9" style:family="table-column">
      <style:table-column-properties style:column-width="3.7368in"/>
    </style:style>
    <style:style style:name="Table7" style:family="table">
      <style:table-properties style:width="6.2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Row15" style:family="table-row">
      <style:table-row-properties style:min-row-height="0.6701in"/>
    </style:style>
    <style:style style:name="TableCell16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19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P20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Row21" style:family="table-row">
      <style:table-row-properties style:min-row-height="0.6701in"/>
    </style:style>
    <style:style style:name="TableCell22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style:vertical-align="middle" fo:padding-top="0.0784in" fo:padding-left="0.075in" fo:padding-bottom="0.0784in" fo:padding-right="0.075in"/>
    </style:style>
    <style:style style:name="P25" style:parent-style-name="Default" style:family="paragraph">
      <style:paragraph-properties fo:text-align="center"/>
    </style:style>
    <style:style style:name="T26" style:parent-style-name="Lienhypertexte" style:family="text">
      <style:text-properties fo:font-size="10pt" style:font-size-asian="10pt" style:font-size-complex="10pt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</office:automatic-styles>
  <office:body>
    <office:text text:use-soft-page-breaks="true">
      <text:p text:style-name="P1"><text:s/></text:p>
      <text:p text:style-name="P2"><text:span text:style-name="T3">MODULE 2 - Développer la partie back-end d’une application web ou web mobile en intégrant les recommandations de sécurité</text:span></text:p>
      <text:p text:style-name="P4"/>
      <text:p text:style-name="P5">Evaluation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s :<text:s/>du<text:s/>20/04/2002<text:s/>au 21/04/2022</text:p>
          </table:table-cell>
          <table:table-cell table:style-name="TableCell13">
            <text:p text:style-name="P14">Durée :<text:s/>8h00<text:s/>à<text:s/>12h00 à 13h00<text:s/>à 17h00</text:p>
          </table:table-cell>
        </table:table-row>
        <table:table-row table:style-name="TableRow15">
          <table:table-cell table:style-name="TableCell16">
            <text:p text:style-name="P17">Compétence professionnelle</text:p>
          </table:table-cell>
          <table:table-cell table:style-name="TableCell18">
            <text:p text:style-name="P19">Développer la partie back-end</text:p>
            <text:p text:style-name="P20">d’une application web ou web mobile<text:s/></text:p>
          </table:table-cell>
        </table:table-row>
        <table:table-row table:style-name="TableRow21">
          <table:table-cell table:style-name="TableCell22">
            <text:p text:style-name="P23">@ du projet</text:p>
          </table:table-cell>
          <table:table-cell table:style-name="TableCell24">
            <text:p text:style-name="P25"><text:a xlink:href="https://gitlab.com/StePno-WebDev/videotek_sf6" office:target-frame-name="_top" xlink:show="replace"><text:span text:style-name="T26">https://gitlab.com/StePno-WebDev/videotek_sf6</text:span></text:a></text:p>
          </table:table-cell>
        </table:table-row>
      </table:table>
      <text:p text:style-name="P27"/>
      <text:p text:style-name="P28">Cloner le projet via Gitlab<text:s/>(cf URL ci-dessus)</text:p>
      <text:p text:style-name="P29">L’installer sur votre poste et le mettre à jour via la commande<text:s/><text:span text:style-name="T30">composer install</text:span></text:p>
      <text:p text:style-name="P31">Créer la base de données<text:s/>avec Symfony</text:p>
      <text:p text:style-name="P32"><text:s/>Insérer les données contenues dans<text:s/><text:span text:style-name="T33">videotek_sf6</text:span><text:span text:style-name="T34">.sql</text:span><text:s/>avec phpMyAdmin</text:p>
      <text:p text:style-name="P35">Mettre en place sur Symfony le bundle EasyAdmin</text:p>
      <text:p text:style-name="P36">Accéder à la partie admin de fait via un login et un password (créer un utilisateur)</text:p>
      <text:p text:style-name="P37">Configurer<text:s/>EasyAdmin<text:s/>pour<text:s/>mettre en place un CRUD sur les entités Personne, Film et Client</text:p>
      <text:p text:style-name="P38">Vous devez faire une présentation de votre installation à votre formateur pour valider cette évaluation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gi" style:display-name="gi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12pt" style:font-size-asian="12pt" style:font-size-complex="12pt" fo:hyphenate="tru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4-15T06:27:00Z</meta:creation-date>
    <dc:date>2022-04-19T12:39:00Z</dc:date>
    <meta:template xlink:href="Normal" xlink:type="simple"/>
    <meta:editing-cycles>9</meta:editing-cycles>
    <meta:editing-duration>PT2040S</meta:editing-duration>
    <meta:document-statistic meta:page-count="1" meta:paragraph-count="1" meta:word-count="153" meta:character-count="994" meta:row-count="7" meta:non-whitespace-character-count="842"/>
  </office:meta>
</office:document-meta>
</file>